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90000005E58FAE954BEA2C02B.png" manifest:media-type="image/png"/>
  <manifest:file-entry manifest:full-path="Pictures/10000001000002230000005F62CAC08CDD877501.png" manifest:media-type="image/png"/>
  <manifest:file-entry manifest:full-path="Pictures/100000010000022900000061F19365B4EE21591D.png" manifest:media-type="image/png"/>
  <manifest:file-entry manifest:full-path="Pictures/10000001000002160000005BA61C4D9F0D24B255.png" manifest:media-type="image/png"/>
  <manifest:file-entry manifest:full-path="Pictures/1000000100000224000000609E2B97FC6D0F7878.png" manifest:media-type="image/png"/>
  <manifest:file-entry manifest:full-path="Pictures/10000001000002150000005D1773C7DC56C784EE.png" manifest:media-type="image/png"/>
  <manifest:file-entry manifest:full-path="Pictures/100000010000021D0000005C1C74245CC63DB8C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82e5" officeooo:paragraph-rsid="001bc1ec"/>
    </style:style>
    <style:style style:name="T1" style:family="text">
      <style:text-properties officeooo:rsid="001bc1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ilation de ELIMINATION_Version<text:span text:style-name="T1">2</text:span>.c pour toutes,les grilles :</text:p>
      <text:p text:style-name="P1"/>
      <text:p text:style-name="P1"><draw:frame draw:style-name="fr2" draw:name="Image1" text:anchor-type="char" svg:width="14.474cm" svg:height="2.514cm" draw:z-index="0"><draw:image xlink:href="Pictures/10000001000002230000005F62CAC08CDD877501.png" xlink:type="simple" xlink:show="embed" xlink:actuate="onLoad" draw:mime-type="image/png"/></draw:frame><draw:frame draw:style-name="fr1" draw:name="Image2" text:anchor-type="char" svg:x="1.263cm" svg:y="2.512cm" svg:width="14.633cm" svg:height="2.566cm" draw:z-index="1"><draw:image xlink:href="Pictures/100000010000022900000061F19365B4EE21591D.png" xlink:type="simple" xlink:show="embed" xlink:actuate="onLoad" draw:mime-type="image/png"/></draw:frame><draw:frame draw:style-name="fr1" draw:name="Image3" text:anchor-type="char" svg:x="1.263cm" svg:y="5.076cm" svg:width="14.21cm" svg:height="2.487cm" draw:z-index="2"><draw:image xlink:href="Pictures/10000001000002190000005E58FAE954BEA2C02B.png" xlink:type="simple" xlink:show="embed" xlink:actuate="onLoad" draw:mime-type="image/png"/></draw:frame><draw:frame draw:style-name="fr1" draw:name="Image4" text:anchor-type="char" svg:x="1.263cm" svg:y="7.562cm" svg:width="14.131cm" svg:height="2.408cm" draw:z-index="3"><draw:image xlink:href="Pictures/10000001000002160000005BA61C4D9F0D24B255.png" xlink:type="simple" xlink:show="embed" xlink:actuate="onLoad" draw:mime-type="image/png"/></draw:frame><draw:frame draw:style-name="fr1" draw:name="Image5" text:anchor-type="char" svg:x="1.263cm" svg:y="9.968cm" svg:width="14.104cm" svg:height="2.461cm" draw:z-index="4"><draw:image xlink:href="Pictures/10000001000002150000005D1773C7DC56C784EE.png" xlink:type="simple" xlink:show="embed" xlink:actuate="onLoad" draw:mime-type="image/png"/></draw:frame><draw:frame draw:style-name="fr1" draw:name="Image6" text:anchor-type="char" svg:x="1.263cm" svg:y="12.427cm" svg:width="14.316cm" svg:height="2.434cm" draw:z-index="5"><draw:image xlink:href="Pictures/100000010000021D0000005C1C74245CC63DB8C8.png" xlink:type="simple" xlink:show="embed" xlink:actuate="onLoad" draw:mime-type="image/png"/></draw:frame><draw:frame draw:style-name="fr1" draw:name="Image7" text:anchor-type="char" svg:x="1.263cm" svg:y="14.859cm" svg:width="14.501cm" svg:height="2.54cm" draw:z-index="6"><draw:image xlink:href="Pictures/1000000100000224000000609E2B97FC6D0F78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7T21:21:04.199000000</meta:creation-date>
    <dc:date>2024-01-07T21:27:50.329000000</dc:date>
    <meta:editing-duration>PT6M46S</meta:editing-duration>
    <meta:editing-cycles>2</meta:editing-cycles>
    <meta:generator>LibreOffice/7.6.0.3$Windows_X86_64 LibreOffice_project/69edd8b8ebc41d00b4de3915dc82f8f0fc3b6265</meta:generator>
    <meta:document-statistic meta:table-count="0" meta:image-count="7" meta:object-count="0" meta:page-count="1" meta:paragraph-count="1" meta:word-count="7" meta:character-count="63" meta:non-whitespace-character-count="57"/>
  </office:meta>
</office:document-meta>
</file>